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2596a" officeooo:paragraph-rsid="0002596a"/>
    </style:style>
    <style:style style:name="P2" style:family="paragraph" style:parent-style-name="Standard">
      <style:text-properties officeooo:paragraph-rsid="0002596a"/>
    </style:style>
    <style:style style:name="P3" style:family="paragraph" style:parent-style-name="Standard">
      <style:text-properties style:font-name="Monospace" officeooo:paragraph-rsid="0002596a"/>
    </style:style>
    <style:style style:name="P4" style:family="paragraph" style:parent-style-name="Standard">
      <style:text-properties style:font-name="Liberation Mono" officeooo:paragraph-rsid="0002596a"/>
    </style:style>
    <style:style style:name="P5" style:family="paragraph" style:parent-style-name="Standard">
      <style:text-properties style:font-name="Liberation Serif" officeooo:paragraph-rsid="0002596a"/>
    </style:style>
    <style:style style:name="T1" style:family="text">
      <style:text-properties officeooo:rsid="0002596a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fo:color="#000000" officeooo:rsid="0002596a" fo:background-color="#ffffff" loext:char-shading-value="0"/>
    </style:style>
    <style:style style:name="T4" style:family="text">
      <style:text-properties fo:color="#000000" style:font-name="monospace" fo:background-color="#ffffff" loext:char-shading-value="0"/>
    </style:style>
    <style:style style:name="T5" style:family="text">
      <style:text-properties fo:color="#000000" style:font-name="monospace" officeooo:rsid="0002596a" fo:background-color="#ffffff" loext:char-shading-value="0"/>
    </style:style>
    <style:style style:name="T6" style:family="text">
      <style:text-properties fo:color="#000000" style:font-name="Monospace" fo:background-color="#ffffff" loext:char-shading-value="0"/>
    </style:style>
    <style:style style:name="T7" style:family="text">
      <style:text-properties fo:color="#000000" style:font-name="Liberation Mono" officeooo:rsid="0002596a" fo:background-color="#ffffff" loext:char-shading-value="0"/>
    </style:style>
    <style:style style:name="T8" style:family="text">
      <style:text-properties style:font-name="monospace"/>
    </style:style>
    <style:style style:name="T9" style:family="text">
      <style:text-properties style:font-name="Monospace" officeooo:rsid="000259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_13_2018</text:p>
      <text:p text:style-name="P1">1. IC_ERK-Test.xml</text:p>
      <text:p text:style-name="P1"><text:s/>changed : Leak from 700 to 100</text:p>
      <text:p text:style-name="P1"/>
      <text:p text:style-name="P1"/>
      <text:p text:style-name="P2"><text:span text:style-name="T1"><text:s/></text:span><text:span text:style-name="T9">Result: <text:s/></text:span><text:span text:style-name="T6">Model_ERK-Testbasal5</text:span></text:p>
      <text:p text:style-name="P3"><text:span text:style-name="T2"><text:s text:c="3"/></text:span><text:span text:style-name="T3">Too much Caext=25000</text:span></text:p>
      <text:p text:style-name="P3"><text:span text:style-name="T3"><text:s text:c="12"/>Ca= 5</text:span></text:p>
      <text:p text:style-name="P3"><text:span text:style-name="T3"><text:tab/><text:tab/><text:tab/><text:tab/>CKp+CKpCamCa4= 100</text:span></text:p>
      <text:p text:style-name="P5"><text:span text:style-name="T3"/></text:p>
      <text:p text:style-name="P5"><text:span text:style-name="T3">2. SameIC</text:span></text:p>
      <text:p text:style-name="P5"><text:span text:style-name="T3">pp1=1000 (1700 before)</text:span></text:p>
      <text:p text:style-name="P5"><text:span text:style-name="T3">Leak= 300</text:span></text:p>
      <text:p text:style-name="P5"><text:span text:style-name="T3">ncx=2500 (3000 before)</text:span></text:p>
      <text:p text:style-name="P4"><text:span text:style-name="T3"/></text:p>
      <text:p text:style-name="P5"><text:span text:style-name="T3">Rxn_ERK-Test.xml: Change inactivation of pSyngap to Syngap rate </text:span></text:p>
      <text:p text:style-name="P5"><text:span text:style-name="T3"><text:s/>10e-3 to 100e-3 because was stuck in the middle. </text:span></text:p>
      <text:p text:style-name="P5"><text:span text:style-name="T3">The p rate is fine when run without inactivation (fast reaction) </text:span></text:p>
      <text:p text:style-name="P5"><text:span text:style-name="T3">0.01e-3, 0.1e-3, 1e-3 are slow unbounding</text:span></text:p>
      <text:p text:style-name="P5"><text:span text:style-name="T3">10e-3 make it stuck in the middle</text:span></text:p>
      <text:p text:style-name="P2"><text:span text:style-name="T5"/></text:p>
      <text:p text:style-name="P2"><text:span text:style-name="T5">Result: Model_ERK-Testbasal6</text:span><text:span text:style-name="T8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08:30:43.707728221</meta:creation-date>
    <dc:date>2018-12-13T09:59:20.927884921</dc:date>
    <meta:editing-duration>PT1H18M27S</meta:editing-duration>
    <meta:editing-cycles>1</meta:editing-cycles>
    <meta:document-statistic meta:table-count="0" meta:image-count="0" meta:object-count="0" meta:page-count="1" meta:paragraph-count="17" meta:word-count="72" meta:character-count="496" meta:non-whitespace-character-count="413"/>
    <meta:generator>LibreOffice/5.3.6.1$Linux_X86_64 LibreOffice_project/30$Build-1</meta:generator>
  </office:meta>
</office:document-meta>
</file>